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7C0000027763C11440.png"/>
  <manifest:file-entry manifest:media-type="image/png" manifest:full-path="Pictures/10000201000004BB0000017E9C93FAD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2cm" draw:marker-start-width="0.23cm" draw:marker-end-width="0.23cm" draw:fill="solid" draw:fill-color="#cccccc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start-width="0.23cm" draw:marker-end-width="0.23cm" draw:fill="solid" draw:fill-color="#cccccc" draw:textarea-horizontal-align="center" draw:textarea-vertical-align="middle" fo:padding-top="0.135cm" fo:padding-bottom="0.135cm" fo:padding-left="0.26cm" fo:padding-right="0.26cm" draw:shadow="hidden"/>
    </style:style>
    <style:style style:name="gr4" style:family="graphic" style:parent-style-name="standard">
      <style:graphic-properties svg:stroke-color="#e6e6e6" draw:fill="solid" draw:fill-color="#e6e6e6" draw:textarea-horizontal-align="center" draw:textarea-vertical-align="middle"/>
    </style:style>
    <style:style style:name="gr5" style:family="graphic" style:parent-style-name="objectwithoutfill">
      <style:graphic-properties svg:stroke-width="0.02cm" draw:marker-start-width="0.23cm" draw:marker-end="Arrow" draw:marker-end-width="0.23cm" draw:fill="none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objectwithoutfill">
      <style:graphic-properties svg:stroke-width="0.02cm" draw:marker-start-width="0.23cm" draw:marker-end="Arrow" draw:marker-end-width="0.23cm" draw:fill="none" draw:fill-color="#e6e6e6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Výchozí">
        <office:forms form:automatic-focus="false" form:apply-design-mode="false"/>
        <draw:g>
          <draw:frame draw:style-name="gr1" draw:text-style-name="P1" draw:layer="layout" svg:width="6.314cm" svg:height="10.488cm" svg:x="6.325cm" svg:y="0.09cm">
            <draw:image xlink:href="Pictures/100000000000017C0000027763C11440.png" xlink:type="simple" xlink:show="embed" xlink:actuate="onLoad">
              <text:p/>
            </draw:image>
          </draw:frame>
          <draw:circle draw:style-name="gr2" draw:text-style-name="P1" draw:layer="layout" svg:width="0.653cm" svg:height="0.653cm" svg:x="4.6cm" svg:y="7.05cm">
            <text:p/>
          </draw:circle>
          <draw:circle draw:style-name="gr3" draw:text-style-name="P1" draw:layer="layout" svg:width="0.379cm" svg:height="0.379cm" svg:x="0.862cm" svg:y="7.461cm">
            <text:p/>
          </draw:circle>
          <draw:rect draw:style-name="gr4" draw:text-style-name="P1" draw:layer="layout" svg:width="2.096cm" svg:height="1.575cm" svg:x="1.661cm" svg:y="6.629cm">
            <text:p/>
          </draw:rect>
          <draw:polyline draw:style-name="gr5" draw:text-style-name="P1" draw:layer="layout" svg:width="5.241cm" svg:height="2.009cm" svg:x="4.92cm" svg:y="7.708cm" svg:viewBox="0 0 5242 2010" draw:points="0,0 0,2009 5226,2010 5242,938">
            <text:p/>
          </draw:polyline>
          <draw:polyline draw:style-name="gr5" draw:text-style-name="P1" draw:layer="layout" svg:width="5.749cm" svg:height="0.468cm" svg:x="1.061cm" svg:y="7.85cm" svg:viewBox="0 0 5750 469" draw:points="0,0 0,469 5750,469">
            <text:p/>
          </draw:polyline>
          <draw:polyline draw:style-name="gr6" draw:text-style-name="P1" draw:layer="layout" svg:width="3.84cm" svg:height="1.409cm" svg:x="2.642cm" svg:y="5.166cm" svg:viewBox="0 0 3841 1410" draw:points="0,1410 1410,0 3841,0">
            <text:p/>
          </draw:polyline>
          <draw:frame draw:style-name="gr1" draw:text-style-name="P1" draw:layer="layout" svg:width="5.125cm" svg:height="1.616cm" svg:x="0.061cm" svg:y="6.594cm">
            <draw:image xlink:href="Pictures/10000201000004BB0000017E9C93FAD7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Tahoma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10.6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Unix OpenOffice.org_project/330m20$Build-9567</meta:generator>
    <meta:creation-date>2006-09-09T15:19:07</meta:creation-date>
    <dc:date>2011-06-16T15:51:44</dc:date>
    <dc:language>cs-CZ</dc:language>
    <meta:editing-cycles>6</meta:editing-cycles>
    <meta:editing-duration>P2DT20H18M35S</meta:editing-duration>
    <dc:creator>BruXy </dc:creator>
    <meta:document-statistic meta:object-count="9"/>
    <meta:user-defined meta:name="Info 1"/>
    <meta:user-defined meta:name="Info 2"/>
    <meta:user-defined meta:name="Info 3"/>
    <meta:user-defined meta:name="Info 4"/>
  </office:meta>
</office:document-meta>
</file>